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86.2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95.2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لی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0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75pt" draw:z-index="4" draw:style-name="gr3" draw:text-style-name="P3" svg:width="39.74pt" svg:height="15.05pt" svg:x="22.08pt" svg:y="17.1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94pt" draw:z-index="5" draw:style-name="gr3" draw:text-style-name="P3" svg:width="39.49pt" svg:height="15.05pt" svg:x="64.26pt" svg:y="14.3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1">00/00/0000</text:date>, <text:time style:data-style-name="N2" text:time-value="07:47:14.4010431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01T10:24:49.813473445</dc:date>
    <meta:editing-duration>P64DT22H44M35S</meta:editing-duration>
    <meta:editing-cycles>2824</meta:editing-cycles>
    <meta:generator>LibreOffice/6.0.7.3$Linux_X86_64 LibreOffice_project/00m0$Build-3</meta:generator>
    <meta:document-statistic meta:table-count="2" meta:cell-count="500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